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Giulia Michelini</text:p>
      <text:p text:style-name="Preformatted_20_Text">From Wikipedia, the free encyclopedia</text:p>
      <text:p text:style-name="Preformatted_20_Text">https://en.wikipedia.org/wiki/Giulia_Michelini</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Giulia Michelini</text:p>
      <text:p text:style-name="Preformatted_20_Text"><text:s text:c="4"/>• Giulia Michelini (born 2 June 1985) is an Italian actress of television and the cinema.</text:p>
      <text:p text:style-name="Preformatted_20_Text"/>
      <text:p text:style-name="Preformatted_20_Text">Giulia Michelini (born 2 June 1985) is an Italian actress of television and the cinema.</text:p>
      <text:p text:style-name="Preformatted_20_Text">Career</text:p>
      <text:p text:style-name="Preformatted_20_Text"><text:s text:c="4"/>• Michelini was born in Rome, Italy in 1985.</text:p>
      <text:p text:style-name="Preformatted_20_Text"><text:s text:c="4"/>• Since 2017 she is still “Rosy Abate” in Squadra Antimafia’s spin-off ‘’Rosy Abate - La serie’’.</text:p>
      <text:p text:style-name="Preformatted_20_Text"><text:s text:c="4"/>• Michelini, however is most notable to the Italian public in her role of Mafia boss "Rosy Abate" in the series "Squadra antimafia - Palermo oggi",produced from 2009 to 2016, where she takes part as protagonist in almost all of its seasons.</text:p>
      <text:p text:style-name="Preformatted_20_Text">Michelini was born in Rome, Italy in 1985. She made her acting debut at the age of 17 in 2002 in the third season of the police drama series "Distretto di Polizia", which was televised by Mediaset's Canale 5.</text:p>
      <text:p text:style-name="Preformatted_20_Text">In 2003 she performed in her first cinematographic film, "Ricordati di me", directed by Gabriele Muccino. Michelini, however is most notable to the Italian public in her role of Mafia boss "Rosy Abate" in the series "Squadra antimafia - Palermo oggi",produced from 2009 to 2016, where she takes part as protagonist in almost all of its seasons. Since 2017 she is still “Rosy Abate” in Squadra Antimafia’s spin-off ‘’Rosy Abate - La serie’’.</text:p>
      <text:p text:style-name="Preformatted_20_Text">Films</text:p>
      <text:p text:style-name="Preformatted_20_Text"><text:s text:c="4"/>• 2009: Cado dalle nubi by Gennaro Nunziante</text:p>
      <text:p text:style-name="Preformatted_20_Text"><text:s text:c="4"/>• 2009: Febbre da fieno by Laura Lucchetti</text:p>
      <text:p text:style-name="Preformatted_20_Text"><text:s text:c="4"/>• 2009: Cavalli by Michele Rho</text:p>
      <text:p text:style-name="Preformatted_20_Text"><text:s text:c="4"/>• 2009: Immaturi by Paolo Genovese</text:p>
      <text:p text:style-name="Preformatted_20_Text">2003: Remember Me, My Love by Gabriele Muccino</text:p>
      <text:p text:style-name="Preformatted_20_Text">2006: Vientos de Agua by Juan Jose Campanella</text:p>
      <text:p text:style-name="Preformatted_20_Text">2007: La ragazza del lago by Andrea Molaioli</text:p>
      <text:p text:style-name="Preformatted_20_Text">2009: Cado dalle nubi by Gennaro Nunziante</text:p>
      <text:p text:style-name="Preformatted_20_Text"><text:soft-page-break/>2009: Immaturi by Paolo Genovese</text:p>
      <text:p text:style-name="Preformatted_20_Text">2009: Febbre da fieno by Laura Lucchetti</text:p>
      <text:p text:style-name="Preformatted_20_Text">2009: Cavalli by Michele Rho</text:p>
      <text:p text:style-name="Preformatted_20_Text">References</text:p>
      <text:p text:style-name="Preformatted_20_Text"><text:s text:c="4"/>• Italian Wikipedia</text:p>
      <text:p text:style-name="Preformatted_20_Text">Italian Wikipedia</text:p>
      <text:p text:style-name="Preformatted_20_Text">External links</text:p>
      <text:p text:style-name="Preformatted_20_Text"><text:s text:c="4"/>• Giulia Michelini on IMDb</text:p>
      <text:p text:style-name="Preformatted_20_Text">Giulia Michelini on IMD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2" meta:word-count="322" meta:character-count="2045" meta:non-whitespace-character-count="1714"/>
    <meta:generator>LibreOffice/6.0.7.3$Linux_X86_64 LibreOffice_project/00m0$Build-3</meta:generator>
  </office:meta>
</office:document-meta>
</file>